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DF0000012816BBB290BE4D5E67.jpg" manifest:media-type="image/jpeg"/>
  <manifest:file-entry manifest:full-path="Pictures/1000000000000640000004B08E81A6F39C030E5C.png" manifest:media-type="image/png"/>
  <manifest:file-entry manifest:full-path="Pictures/10000000000002BF0000009B32EF1193CF9457A7.png" manifest:media-type="image/png"/>
  <manifest:file-entry manifest:full-path="Pictures/100000000000031A00000036614F807B00741AD2.png" manifest:media-type="image/png"/>
  <manifest:file-entry manifest:full-path="Pictures/1000000000000258000003045C3D9E5C08AE35B5.jpg" manifest:media-type="image/jpeg"/>
  <manifest:file-entry manifest:full-path="Pictures/1000000000000640000004B0F5E1653942D8576F.png" manifest:media-type="image/png"/>
  <manifest:file-entry manifest:full-path="Pictures/1000000000000195000001F439B88A9DBAF2869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4.463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subtitle">
      <style:graphic-properties draw:stroke="none" draw:fill-color="#ffffff" draw:auto-grow-height="true" fo:min-height="12.294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5.584cm"/>
    </style:style>
    <style:style style:name="pr11" style:family="presentation" style:parent-style-name="oranssi-outline1">
      <style:graphic-properties fo:min-height="16.093cm"/>
    </style:style>
    <style:style style:name="pr12" style:family="presentation" style:parent-style-name="oranssi-outline1">
      <style:graphic-properties draw:auto-grow-height="true" fo:min-height="15.395cm"/>
    </style:style>
    <style:style style:name="pr13" style:family="presentation" style:parent-style-name="oranssi-outline1">
      <style:graphic-properties draw:auto-grow-height="true" fo:min-height="14.875cm"/>
    </style:style>
    <style:style style:name="pr14" style:family="presentation" style:parent-style-name="oranssi-outline1">
      <style:graphic-properties fo:min-height="15.3cm"/>
    </style:style>
    <style:style style:name="pr15" style:family="presentation" style:parent-style-name="oranssi-outline1" style:list-style-name="L3">
      <style:graphic-properties draw:stroke="solid" fo:min-height="17.458cm"/>
    </style:style>
    <style:style style:name="pr16" style:family="presentation" style:parent-style-name="oranssi-outline1" style:list-style-name="L3">
      <style:graphic-properties draw:stroke="solid" fo:min-height="14.907cm"/>
    </style:style>
    <style:style style:name="pr17" style:family="presentation" style:parent-style-name="oranssi-outline1" style:list-style-name="L3">
      <style:graphic-properties draw:stroke="solid" fo:min-height="13.859cm"/>
    </style:style>
    <style:style style:name="pr18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language="pt" fo:country="BR"/>
    </style:style>
    <style:style style:name="P13" style:family="paragraph">
      <loext:graphic-properties draw:fill-color="#ffffff"/>
      <style:text-properties fo:font-size="20pt" fo:language="pt" fo:country="B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fo:font-style="italic" style:font-style-asian="italic" style:font-style-complex="italic"/>
    </style:style>
    <style:style style:name="P18" style:family="paragraph">
      <style:paragraph-properties fo:margin-left="1.2cm" fo:margin-right="0cm" fo:margin-top="0cm" fo:margin-bottom="0.5cm" fo:text-indent="0cm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style:text-properties fo:font-size="20pt" style:font-size-asian="20pt" style:font-size-complex="20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48pt" fo:font-style="normal" style:font-size-asian="48pt" style:font-style-asian="normal" style:font-size-complex="48pt" style:font-style-complex="normal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style:font-name="Courier New"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fo:language="pt" fo:country="BR" style:font-size-asian="40pt" style:font-size-complex="40pt"/>
    </style:style>
    <style:style style:name="T16" style:family="text">
      <style:text-properties fo:language="pt" fo:country="BR" fo:font-style="italic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style:font-name="FreeMono" fo:font-size="11pt" fo:language="pt" fo:country="BR" style:font-size-asian="11pt" style:font-size-complex="11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style:font-name="Courier" fo:font-size="20pt" fo:language="pt" fo:country="BR" style:font-size-asian="20pt" style:font-size-complex="20pt"/>
    </style:style>
    <style:style style:name="T27" style:family="text">
      <style:text-properties fo:font-size="18pt" fo:language="pt" fo:country="BR" style:font-size-asian="18pt" style:font-size-complex="18pt"/>
    </style:style>
    <style:style style:name="T28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9" style:family="text">
      <style:text-properties style:font-name="Courier" fo:font-size="10.5pt" fo:language="pt" fo:country="BR" style:font-size-asian="10.5pt" style:font-size-complex="10.5pt"/>
    </style:style>
    <style:style style:name="T30" style:family="text">
      <style:text-properties fo:font-size="22pt" fo:font-style="italic" style:font-size-asian="22pt" style:font-style-asian="italic" style:font-size-complex="22pt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style:font-name="Courier" fo:font-size="24pt" style:font-size-asian="24pt" style:font-size-complex="24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6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37" style:family="text">
      <style:text-properties style:font-name="Courier" fo:font-size="16pt" style:font-size-asian="16pt" style:font-size-complex="16pt"/>
    </style:style>
    <style:style style:name="T38" style:family="text">
      <style:text-properties fo:font-size="26pt" fo:font-weight="bold" style:font-size-asian="26pt" style:font-weight-asian="bold" style:font-size-complex="26pt" style:font-weight-complex="bold"/>
    </style:style>
    <style:style style:name="T39" style:family="text">
      <style:text-properties fo:font-size="26pt" fo:font-weight="normal" style:font-size-asian="26pt" style:font-weight-asian="normal" style:font-size-complex="26pt" style:font-weight-complex="normal"/>
    </style:style>
    <style:style style:name="T40" style:family="text">
      <style:text-properties fo:font-size="26pt" fo:font-style="italic" style:font-size-asian="26pt" style:font-style-asian="italic" style:font-size-complex="26pt" style:font-style-complex="italic"/>
    </style:style>
    <style:style style:name="T41" style:family="text">
      <style:text-properties fo:font-size="24pt" fo:font-style="italic" style:font-size-asian="24pt" style:font-style-asian="italic" style:font-size-complex="24pt" style:font-style-complex="italic"/>
    </style:style>
    <style:style style:name="T42" style:family="text">
      <style:text-properties fo:font-size="28pt" fo:font-style="italic" style:font-size-asian="28pt" style:font-style-asian="italic" style:font-size-complex="28pt" style:font-style-complex="italic"/>
    </style:style>
    <style:style style:name="T43" style:family="text">
      <style:text-properties style:text-line-through-style="none" style:text-line-through-type="none" fo:font-size="20pt" style:font-size-asian="20pt" style:font-size-complex="20pt"/>
    </style:style>
    <style:style style:name="T44" style:family="text">
      <style:text-properties style:text-line-through-style="solid" style:text-line-through-type="single" fo:font-size="20pt" style:font-size-asian="20pt" style:font-size-complex="20pt"/>
    </style:style>
    <style:style style:name="T45" style:family="text">
      <style:text-properties style:text-line-through-style="none" style:text-line-through-type="none" fo:font-size="15pt" style:font-size-asian="15pt" style:font-size-complex="15pt"/>
    </style:style>
    <style:style style:name="T46" style:family="text">
      <style:text-properties fo:font-size="15pt" style:font-size-asian="15pt" style:font-size-complex="15pt"/>
    </style:style>
    <style:style style:name="T47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oftware Embarcad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4" draw:text-style-name="P6" draw:layer="layout" svg:width="24.796cm" svg:height="5.466cm" svg:x="1.634cm" svg:y="7.761cm">
          <draw:image xlink:href="Pictures/10000000000002BF0000009B32EF1193CF9457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8" draw:layer="layout" svg:width="23.254cm" svg:height="14.463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7">Arduino</text:span></text:p>
              </text:list-item>
              <text:list-item>
                <text:p xml:id="id2" text:id="id2"><text:span text:style-name="T7">GPIO / Entrada e Saída</text:span></text:p>
                <text:list>
                  <text:list-item>
                    <text:p xml:id="id3" text:id="id3"><text:span text:style-name="T8">Digital e Analógica (saída)</text:span></text:p>
                  </text:list-item>
                </text:list>
              </text:list-item>
              <text:list-item>
                <text:p xml:id="id4" text:id="id4"><text:span text:style-name="T7">Sensores e Atuadores</text:span></text:p>
              </text:list-item>
              <text:list-item>
                <text:p xml:id="id5" text:id="id5"><text:span text:style-name="T7">Temporizadores</text:span></text:p>
              </text:list-item>
              <text:list-item>
                <text:p xml:id="id6" text:id="id6"><text:span text:style-name="T7">Comunicação Serial</text:span></text:p>
                <text:list>
                  <text:list-item>
                    <text:p xml:id="id7" text:id="id7"><text:span text:style-name="T8">USART, I2C, SPI</text:span></text:p>
                  </text:list-item>
                </text:list>
              </text:list-item>
              <text:list-item>
                <text:p xml:id="id8" text:id="id8"><text:span text:style-name="T7">Comunicação via Rádio</text:span></text:p>
              </text:list-item>
              <text:list-item>
                <text:p xml:id="id9" text:id="id9"><text:span text:style-name="T7">Tratamento de Interrupç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0" text:id="id10"><text:span text:style-name="T9">É um curso </text:span><text:span text:style-name="T10">prático</text:span><text:span text:style-name="T9"> de </text:span><text:span text:style-name="T10">Software</text:span></text:p>
              </text:list-item>
              <text:list-item>
                <text:p xml:id="id11" text:id="id11"><text:span text:style-name="T9">Muita programação</text:span></text:p>
              </text:list-item>
              <text:list-item>
                <text:p xml:id="id12" text:id="id12"><text:span text:style-name="T9">Projet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7" draw:text-style-name="P10" draw:layer="layout" svg:width="25.199cm" svg:height="12.294cm" svg:x="1.501cm" svg:y="4.353cm" presentation:class="subtitle" presentation:user-transformed="true">
          <draw:text-box>
            <text:p><text:span text:style-name="T11">Segunda, M5M6</text:span></text:p>
            <text:p><text:span text:style-name="T12"/></text:p>
            <text:p><text:span text:style-name="T11">Quarta, M5M6</text:span></text:p>
            <text:p><text:span text:style-name="T11"/></text:p>
            <text:p><text:span text:style-name="T11">Sala 6023/2-F</text:span></text:p>
            <text:p><text:span text:style-name="T12"/></text:p>
          </draw:text-box>
        </draw:frame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 xml:id="id13" text:id="id13"><text:span text:style-name="T9">GitHub</text:span></text:p>
                <text:list>
                  <text:list-item>
                    <text:p xml:id="id14" text:id="id14"><text:span text:style-name="T13">https://github.com/fsantanna-uerj/SE/</text:span></text:p>
                  </text:list-item>
                </text:list>
                <text:p><text:span text:style-name="T14"/></text:p>
              </text:list-item>
              <text:list-item>
                <text:p xml:id="id15" text:id="id15"><text:span text:style-name="T9">Grupo de e-mail</text:span></text:p>
                <text:list>
                  <text:list-item>
                    <text:p xml:id="id16" text:id="id16"><text:span text:style-name="T13">https://groups.google.com/d/forum/se-uerj/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6" xml:id="id17" draw:id="id17" draw:layer="layout" svg:width="21.007cm" svg:height="1.428cm" svg:x="3.428cm" svg:y="13.28cm">
          <draw:image xlink:href="Pictures/100000000000031A00000036614F807B00741AD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Bibliografia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16">C - Primer Plus</text:span></text:p>
              </text:list-item>
              <text:list-item>
                <text:p xml:id="id20" text:id="id20"><text:span text:style-name="T16">Introduction to Embedded Systems: Using ANSI C and the Arduino Development Environment</text:span></text:p>
              </text:list-item>
              <text:list-item>
                <text:p xml:id="id22" text:id="id22"><text:span text:style-name="T17">Vídeos/Curso do </text:span><text:span text:style-name="T18">Robert Paz</text:span></text:p>
                <text:list>
                  <text:list-item>
                    <text:p xml:id="id23" text:id="id23"><text:span text:style-name="T19">https://www.youtube.com/watch?v=9Q-3c0gQcok&amp;list=PLifLftIJFUm-1iIAEPWvuSJTA50YKYD7J</text:span></text:p>
                  </text:list-item>
                </text:list>
                <text:p><text:span text:style-name="T18"/></text:p>
              </text:list-item>
              <text:list-item>
                <text:p xml:id="id24" text:id="id24"><text:span text:style-name="T18">Todos em inglês</text:span></text:p>
                <text:list>
                  <text:list-item>
                    <text:p xml:id="id25" text:id="id25"><text:span text:style-name="T18">Mas não são essenciais</text:span></text:p>
                  </text:list-item>
                </text:list>
              </text:list-item>
            </text:list>
          </draw:text-box>
        </draw:frame>
        <draw:frame draw:style-name="gr4" draw:text-style-name="P6" xml:id="id21" draw:id="id21" draw:layer="layout" svg:width="4.05cm" svg:height="5cm" svg:x="22.225cm" svg:y="14.605cm">
          <draw:image xlink:href="Pictures/1000000000000195000001F439B88A9DBAF28692.jpg" xlink:type="simple" xlink:show="embed" xlink:actuate="onLoad">
            <text:p/>
          </draw:image>
        </draw:frame>
        <draw:frame draw:style-name="gr4" draw:text-style-name="P6" xml:id="id19" draw:id="id19" draw:layer="layout" svg:width="3.88cm" svg:height="5cm" svg:x="17.515cm" svg:y="14.605cm">
          <draw:image xlink:href="Pictures/1000000000000258000003045C3D9E5C08AE35B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4" draw:text-style-name="P14" draw:layer="layout" svg:width="25.199cm" svg:height="3.506cm" svg:x="1.4cm" svg:y="0.837cm" presentation:class="title">
          <draw:text-box>
            <text:p><text:span text:style-name="T20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</text:list-item>
              <text:list-item>
                <text:p><text:span text:style-name="T21">Tarefas</text:span></text:p>
              </text:list-item>
              <text:list-item>
                <text:p><text:span text:style-name="T21">Projeto</text:span></text:p>
              </text:list-item>
              <text:list-item>
                <text:p><text:span text:style-name="T21">Prova (?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8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4">Cadastrar-se no grupo da turma</text:span></text:p>
                <text:list>
                  <text:list-item>
                    <text:p><text:span text:style-name="T22">https://groups.google.com/d/forum/se-uerj/</text:span></text:p>
                  </text:list-item>
                </text:list>
                <text:p><text:span text:style-name="T23"/></text:p>
              </text:list-item>
              <text:list-item>
                <text:p><text:span text:style-name="T23">Criar um repositório com o nome “SE” no GitHub</text:span></text:p>
                <text:list>
                  <text:list-item>
                    <text:p text:style-name="P15"><text:span text:style-name="T24">https://github.com/</text:span></text:p>
                  </text:list-item>
                  <text:list-item>
                    <text:p text:style-name="P15"><text:span text:style-name="T25">Adicionar um arquivo </text:span><text:span text:style-name="T26">README.md</text:span></text:p>
                    <text:list>
                      <text:list-item>
                        <text:p><text:span text:style-name="T27">texto “pessoal” qualquer formatado em </text:span><text:span text:style-name="T28">Markdown</text:span></text:p>
                      </text:list-item>
                      <text:list-item>
                        <text:p><text:span text:style-name="T29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6"><text:span text:style-name="T25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arefa-00<text:line-break/><text:span text:style-name="T25">(até domingo 16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<text:line-break/><text:span text:style-name="T25">(até domingo 23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 xml:id="id26" text:id="id26"><text:span text:style-name="T14">Piscar o LED a cada 1 segundo</text:span></text:p>
                <text:p><text:span text:style-name="T14"/></text:p>
              </text:list-item>
              <text:list-item>
                <text:p xml:id="id27" text:id="id27"><text:span text:style-name="T14">Botão 1: Acelerar o pisca-pisca a cada pressionamento <text:s text:c="19"/></text:span><text:span text:style-name="T30">(somente ao pressionar e não ao soltar)</text:span></text:p>
              </text:list-item>
              <text:list-item>
                <text:p xml:id="id28" text:id="id28"><text:span text:style-name="T14">Botão 2: Desacelerar a cada pressionamento <text:s text:c="36"/></text:span><text:span text:style-name="T30">(somente ao pressionar e não ao soltar)</text:span></text:p>
              </text:list-item>
              <text:list-item>
                <text:p xml:id="id29" text:id="id29"><text:span text:style-name="T14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Tarefa-02<text:line-break/><text:span text:style-name="T25">(até domingo 23/09)</text:span></text:p>
          </draw:text-box>
        </draw:frame>
        <draw:frame presentation:style-name="pr9" draw:text-style-name="P17" draw:layer="layout" svg:width="25.199cm" svg:height="13.859cm" svg:x="1.4cm" svg:y="4.914cm" presentation:class="outline">
          <draw:text-box>
            <text:list text:style-name="L2">
              <text:list-item>
                <text:p xml:id="id30" text:id="id30"><text:span text:style-name="T31">Debouncing</text:span><text:span text:style-name="T32"> da Tarefa-01</text:span></text:p>
              </text:list-item>
            </text:list>
          </draw:text-box>
        </draw:frame>
        <draw:frame draw:style-name="gr7" draw:text-style-name="P6" xml:id="id31" draw:id="id31" draw:layer="layout" svg:width="12.673cm" svg:height="7.831cm" svg:x="7.711cm" svg:y="8.704cm">
          <draw:image xlink:href="Pictures/10000000000001DF0000012816BBB290BE4D5E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2<text:line-break/><text:span text:style-name="T25">(até domingo 30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Fazer uma aplicação qualquer</text:span></text:p>
                <text:list>
                  <text:list-item>
                    <text:p><text:span text:style-name="T14">dois sensores</text:span></text:p>
                  </text:list-item>
                  <text:list-item>
                    <text:p><text:span text:style-name="T14">dois atuado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25">(até quarta 31/01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 e atuadores</text:span></text:p>
                <text:list>
                  <text:list-item>
                    <text:p><text:span text:style-name="T33">mini-arduino/PROJETO.md</text:span></text:p>
                    <text:list>
                      <text:list-item>
                        <text:p><text:span text:style-name="T8">descrição</text:span></text:p>
                      </text:list-item>
                      <text:list-item>
                        <text:p><text:span text:style-name="T8">componentes</text:span></text:p>
                      </text:list-item>
                      <text:list-item>
                        <text:p><text:span text:style-name="T8">até 31/01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</text:span></text:p>
                <text:list>
                  <text:list-item>
                    <text:p><text:span text:style-name="T34">até ??/??</text:span></text:p>
                  </text:list-item>
                </text:list>
              </text:list-item>
              <text:list-item>
                <text:p><text:span text:style-name="T14">Apresentação</text:span></text:p>
                <text:list>
                  <text:list-item>
                    <text:p><text:span text:style-name="T34">até ??/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Tarefas</text:span></text:p>
          </draw:text-box>
        </draw:frame>
        <draw:frame presentation:style-name="pr10" draw:text-style-name="P12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23">Tarefa-00: </text:span><text:span text:style-name="T35">Dom, 16/09</text:span><text:span text:style-name="T23">: Lista &amp; GitHub</text:span></text:p>
              </text:list-item>
              <text:list-item>
                <text:p><text:span text:style-name="T23">Tarefa-01: </text:span><text:span text:style-name="T35">Dom, 23/09</text:span><text:span text:style-name="T23">: LEDs &amp; Botões</text:span></text:p>
              </text:list-item>
              <text:list-item>
                <text:p text:style-name="P18"><text:span text:style-name="T23">Tarefa-02: </text:span><text:span text:style-name="T35">Dom, 23/09</text:span><text:span text:style-name="T23">: </text:span><text:span text:style-name="T36">Debouncing</text:span></text:p>
              </text:list-item>
              <text:list-item>
                <text:p><text:span text:style-name="T23">Tarefa-03: </text:span><text:span text:style-name="T35">Dom, 30/09</text:span><text:span text:style-name="T23">: Sensores e Atuador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25">(07/05, 21/05, 22/05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, atuadores, e cálculo pesado</text:span></text:p>
                <text:list>
                  <text:list-item>
                    <text:p><text:span text:style-name="T33">mini-arduino/PROJETO.md</text:span></text:p>
                    <text:list>
                      <text:list-item>
                        <text:p><text:span text:style-name="T8">descrição</text:span></text:p>
                      </text:list-item>
                      <text:list-item>
                        <text:p><text:span text:style-name="T8">componentes</text:span></text:p>
                      </text:list-item>
                      <text:list-item>
                        <text:p><text:span text:style-name="T8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 em C ou Céu</text:span></text:p>
                <text:list>
                  <text:list-item>
                    <text:p><text:span text:style-name="T34">até 21/05</text:span></text:p>
                  </text:list-item>
                </text:list>
              </text:list-item>
              <text:list-item>
                <text:p><text:span text:style-name="T14">Apresentações em 22/05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25">(07/05, 21/05, 22/05)</text:span></text:p>
          </draw:text-box>
        </draw:frame>
        <draw:frame presentation:style-name="pr11" draw:text-style-name="P8" draw:layer="layout" svg:width="23.254cm" svg:height="16.093cm" svg:x="1.511cm" svg:y="5.116cm" presentation:class="outline" presentation:user-transformed="true">
          <draw:text-box>
            <text:list text:style-name="L2">
              <text:list-item>
                <text:p><text:span text:style-name="T14">Entrada / Sensor</text:span></text:p>
                <text:list>
                  <text:list-item>
                    <text:p><text:span text:style-name="T8">Distância, Movimento, Controle IR, RTC, Acelerômetro, </text:span><text:span text:style-name="T8">Teclado, Umidade, Temperatura, Luz, Botões</text:span></text:p>
                  </text:list-item>
                </text:list>
              </text:list-item>
              <text:list-item>
                <text:p><text:span text:style-name="T14">Saída / Atuador</text:span></text:p>
                <text:list>
                  <text:list-item>
                    <text:p><text:span text:style-name="T8">LEDs, LCD, Motor, Servo, Buzina</text:span></text:p>
                  </text:list-item>
                </text:list>
              </text:list-item>
              <text:list-item>
                <text:p><text:span text:style-name="T14">Entrada e Saída</text:span></text:p>
                <text:list>
                  <text:list-item>
                    <text:p><text:span text:style-name="T8">Módulo RF, Bluetooth, Tela touch, Kit carro</text:span></text:p>
                  </text:list-item>
                </text:list>
              </text:list-item>
              <text:list-item>
                <text:p><text:span text:style-name="T14">Links</text:span></text:p>
                <text:list>
                  <text:list-item>
                    <text:p><text:span text:style-name="T37">http://www.eletrogate.com/pd-218d8b-kit-big-jack.html</text:span></text:p>
                  </text:list-item>
                  <text:list-item>
                    <text:p><text:span text:style-name="T37">http://www.eletrogate.com/pd-1c2f01-kit-chassi-2wd-robo-</text:span><text:span text:style-name="T37">para-arduino.html</text:span></text:p>
                  </text:list-item>
                  <text:list-item>
                    <text:p><text:span text:style-name="T37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25">(13/06)</text:span></text:p>
          </draw:text-box>
        </draw:frame>
        <draw:frame presentation:style-name="pr12" draw:text-style-name="P19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7">sprites</text:span></text:p>
              </text:list-item>
              <text:list-item>
                <text:p><text:span text:style-name="T7">salto (vy)</text:span></text:p>
              </text:list-item>
              <text:list-item>
                <text:p><text:span text:style-name="T7">aceleração (ax,ay)</text:span></text:p>
              </text:list-item>
              <text:list-item>
                <text:p><text:span text:style-name="T38">objetos dinâmicos</text:span></text:p>
              </text:list-item>
              <text:list-item>
                <text:p><text:span text:style-name="T38">colisão</text:span></text:p>
              </text:list-item>
              <text:list-item>
                <text:p><text:span text:style-name="T7">???</text:span></text:p>
                <text:p><text:span text:style-name="T7"/></text:p>
              </text:list-item>
              <text:list-item>
                <text:p><text:span text:style-name="T39">~150 LoCs/Céu</text:span></text:p>
              </text:list-item>
              <text:list-item>
                <text:p><text:span text:style-name="T38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25">(19/06)</text:span></text:p>
          </draw:text-box>
        </draw:frame>
        <draw:frame presentation:style-name="pr13" draw:text-style-name="P19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7">Demonstrações</text:span></text:p>
              </text:list-item>
              <text:list-item>
                <text:p><text:span text:style-name="T7">Subir um </text:span><text:span text:style-name="T40">.zip</text:span><text:span text:style-name="T7"> ou </text:span><text:span text:style-name="T40">.exe</text:span><text:span text:style-name="T7"> do jogo</text:span></text:p>
                <text:list>
                  <text:list-item>
                    <text:p><text:span text:style-name="T8">especificar se foi feito para Windows ou Linux</text:span></text:p>
                  </text:list-item>
                  <text:list-item>
                    <text:p><text:span text:style-name="T8">deve conter todos os recursos (imagens, sons, etc)</text:span></text:p>
                  </text:list-item>
                  <text:list-item>
                    <text:p><text:span text:style-name="T8">no caso de Céu, </text:span><text:span text:style-name="T30">.zip</text:span><text:span text:style-name="T8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4" draw:text-style-name="P20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Mix SDL / Arduino</text:span></text:p>
              </text:list-item>
              <text:list-item>
                <text:p><text:span text:style-name="T14">Sistema alternativo</text:span></text:p>
                <text:list>
                  <text:list-item>
                    <text:p><text:span text:style-name="T41">Elm</text:span><text:span text:style-name="T34">, </text:span><text:span text:style-name="T41">Om</text:span><text:span text:style-name="T34">, </text:span><text:span text:style-name="T41">Rx/*</text:span><text:span text:style-name="T34">, </text:span><text:span text:style-name="T41">Bacon.js</text:span><text:span text:style-name="T34">, </text:span><text:span text:style-name="T41">Sodium</text:span><text:span text:style-name="T34">, etc.</text:span></text:p>
                  </text:list-item>
                </text:list>
              </text:list-item>
              <text:list-item>
                <text:p><text:span text:style-name="T14">Mix concorrência síncrona / assíncrona</text:span></text:p>
                <text:list>
                  <text:list-item>
                    <text:p><text:span text:style-name="T34">Path finding, Sockets, etc. (em </text:span><text:span text:style-name="T41">Céu</text:span><text:span text:style-name="T34">)</text:span></text:p>
                  </text:list-item>
                  <text:list-item>
                    <text:p><text:span text:style-name="T34">Tratamento de interrupções (em </text:span><text:span text:style-name="T41">C / Céu</text:span><text:span text:style-name="T34">)</text:span></text:p>
                  </text:list-item>
                </text:list>
              </text:list-item>
              <text:list-item>
                <text:p><text:span text:style-name="T14">Reescrita de aplicação C/C++ para Céu</text:span></text:p>
                <text:list>
                  <text:list-item>
                    <text:p><text:span text:style-name="T34">pelo menos 1000 </text:span><text:span text:style-name="T41">LoCs</text:span></text:p>
                  </text:list-item>
                </text:list>
              </text:list-item>
              <text:list-item>
                <text:p><text:span text:style-name="T14">Outras ideias (em qualquer sistem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25">(21/06, 05/07)</text:span></text:p>
          </draw:text-box>
        </draw:frame>
        <draw:frame presentation:style-name="pr6" draw:text-style-name="P2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Código fonte no </text:span><text:span text:style-name="T42">github</text:span></text:p>
                <text:list>
                  <text:list-item>
                    <text:p><text:span text:style-name="T34">Vídeo &gt;=5min</text:span></text:p>
                    <text:list>
                      <text:list-item>
                        <text:p><text:span text:style-name="T25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é projeto (21/06)</text:span></text:p>
                <text:list>
                  <text:list-item>
                    <text:p><text:span text:style-name="T41">projeto.md</text:span></text:p>
                  </text:list-item>
                </text:list>
              </text:list-item>
              <text:list-item>
                <text:p><text:span text:style-name="T14">Apresentação (05/07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4" draw:text-style-name="P20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Individual</text:span></text:p>
                <text:list>
                  <text:list-item>
                    <text:p><text:span text:style-name="T34">Melhorias em um dos dois mini projetos</text:span></text:p>
                  </text:list-item>
                </text:list>
              </text:list-item>
              <text:list-item>
                <text:p><text:span text:style-name="T14">Dupla</text:span></text:p>
                <text:list>
                  <text:list-item>
                    <text:p><text:span text:style-name="T34">Mix entre os dois mini projetos</text:span></text:p>
                  </text:list-item>
                  <text:list-item>
                    <text:p><text:span text:style-name="T34">Separação evidente entre tarefas</text:span></text:p>
                    <text:list>
                      <text:list-item>
                        <text:p><text:span text:style-name="T34">especificar em </text:span><text:span text:style-name="T41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25">(até 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3" text:id="id33"><text:span text:style-name="T14">Implementar “event_driven.c”</text:span></text:p>
                <text:list>
                  <text:list-item>
                    <text:p xml:id="id34" text:id="id34"><text:span text:style-name="T34">Tratador para botões</text:span></text:p>
                  </text:list-item>
                  <text:list-item>
                    <text:p xml:id="id35" text:id="id35"><text:span text:style-name="T34">2 timers</text:span></text:p>
                  </text:list-item>
                </text:list>
                <text:p><text:span text:style-name="T14"/></text:p>
              </text:list-item>
              <text:list-item>
                <text:p xml:id="id36" text:id="id36"><text:span text:style-name="T14">Reimplementar os exemplos com orientação a eventos:</text:span></text:p>
                <text:list>
                  <text:list-item>
                    <text:p xml:id="id37" text:id="id37"><text:span text:style-name="T34">Hello World: Input</text:span></text:p>
                  </text:list-item>
                  <text:list-item>
                    <text:p xml:id="id38" text:id="id38"><text:span text:style-name="T34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25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Mini-projeto do Jogo</text:span></text:p>
                <text:list>
                  <text:list-item>
                    <text:p><text:span text:style-name="T34">Criar pasta “mini-jogo/”</text:span></text:p>
                  </text:list-item>
                  <text:list-item>
                    <text:p><text:span text:style-name="T34">Criar arquivo “mini-jogo/README.md”</text:span></text:p>
                    <text:list>
                      <text:list-item>
                        <text:p><text:span text:style-name="T8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25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final</text:span></text:p>
                <text:list>
                  <text:list-item>
                    <text:p><text:span text:style-name="T34">Criar pasta “projeto/”</text:span></text:p>
                    <text:list>
                      <text:list-item>
                        <text:p><text:span text:style-name="T8">README.md</text:span></text:p>
                      </text:list-item>
                      <text:list-item>
                        <text:p><text:span text:style-name="T8">projeto.pdf</text:span></text:p>
                        <text:list>
                          <text:list-item>
                            <text:p><text:span text:style-name="T25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4">Apresentação</text:span></text:p>
                    <text:list>
                      <text:list-item>
                        <text:p><text:span text:style-name="T8">5 minutos para cada grupo</text:span></text:p>
                      </text:list-item>
                      <text:list-item>
                        <text:p><text:span text:style-name="T8">“</text:span><text:span text:style-name="T8">Vender” a ideia</text:span></text:p>
                      </text:list-item>
                      <text:list-item>
                        <text:p><text:span text:style-name="T8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5" draw:text-style-name="P22" draw:layer="layout" svg:width="9.525cm" svg:height="17.458cm" svg:x="1.27cm" svg:y="4.445cm" presentation:class="outline" presentation:user-transformed="true">
          <draw:text-box>
            <text:list text:style-name="L3">
              <text:list-item>
                <text:p><text:span text:style-name="T43">28/08, ??</text:span><text:span text:style-name="T44">/??</text:span></text:p>
                <text:list>
                  <text:list-item>
                    <text:p><text:span text:style-name="T45">Sistemas Reativos</text:span></text:p>
                  </text:list-item>
                </text:list>
              </text:list-item>
              <text:list-item>
                <text:p><text:span text:style-name="T43">??/??, ??/??</text:span></text:p>
                <text:list>
                  <text:list-item>
                    <text:p><text:span text:style-name="T45">Arduino</text:span></text:p>
                  </text:list-item>
                </text:list>
              </text:list-item>
              <text:list-item>
                <text:p><text:span text:style-name="T43">??/??</text:span></text:p>
                <text:list>
                  <text:list-item>
                    <text:p><text:span text:style-name="T45">Modelos de Concorrência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46">Exercícios e Tarefas</text:span></text:p>
                  </text:list-item>
                </text:list>
              </text:list-item>
              <text:list-item>
                <text:p><text:span text:style-name="T44">??/??</text:span><text:span text:style-name="T25">, ??/??, ??/??</text:span></text:p>
                <text:list>
                  <text:list-item>
                    <text:p><text:span text:style-name="T46">Céu</text:span></text:p>
                  </text:list-item>
                </text:list>
              </text:list-item>
              <text:list-item>
                <text:p><text:span text:style-name="T25">??/??, ??/??, ??/??, ??/??</text:span></text:p>
                <text:list>
                  <text:list-item>
                    <text:p><text:span text:style-name="T46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25">??/??</text:span></text:p>
              </text:list-item>
            </text:list>
            <text:list text:style-name="L3">
              <text:list-item>
                <text:list>
                  <text:list-item>
                    <text:p><text:span text:style-name="T46">Apresentações</text:span></text:p>
                  </text:list-item>
                </text:list>
              </text:list-item>
            </text:list>
          </draw:text-box>
        </draw:frame>
        <draw:frame presentation:style-name="pr16" draw:text-style-name="P22" draw:layer="layout" svg:width="9.525cm" svg:height="14.907cm" svg:x="11.771cm" svg:y="4.446cm" presentation:class="outline" presentation:user-transformed="true">
          <draw:text-box>
            <text:list text:style-name="L3">
              <text:list-item>
                <text:p><text:span text:style-name="T25">??/??</text:span></text:p>
                <text:list>
                  <text:list-item>
                    <text:p><text:span text:style-name="T46">SDL</text:span></text:p>
                  </text:list-item>
                </text:list>
              </text:list-item>
              <text:list-item>
                <text:p><text:span text:style-name="T25">??/??, ??/??</text:span></text:p>
                <text:list>
                  <text:list-item>
                    <text:p><text:span text:style-name="T46">SDL / Céu</text:span></text:p>
                  </text:list-item>
                </text:list>
              </text:list-item>
              <text:list-item>
                <text:p><text:span text:style-name="T25">??/??, ??/??, ??/??</text:span></text:p>
                <text:list>
                  <text:list-item>
                    <text:p><text:span text:style-name="T46">Mini-SDL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46">Apresentações</text:span></text:p>
                  </text:list-item>
                </text:list>
              </text:list-item>
              <text:list-item>
                <text:p><text:span text:style-name="T25">??/??, ??/??, ??/??, ??/??</text:span></text:p>
                <text:list>
                  <text:list-item>
                    <text:p><text:span text:style-name="T46">Projeto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46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7" draw:text-style-name="P22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43">10/04, 12/04</text:span></text:p>
                <text:list>
                  <text:list-item>
                    <text:p><text:span text:style-name="T45">Reativos</text:span></text:p>
                  </text:list-item>
                </text:list>
              </text:list-item>
              <text:list-item>
                <text:p><text:span text:style-name="T43">17/04, 19/04</text:span></text:p>
                <text:list>
                  <text:list-item>
                    <text:p><text:span text:style-name="T45">Arduino</text:span></text:p>
                  </text:list-item>
                </text:list>
              </text:list-item>
              <text:list-item>
                <text:p><text:span text:style-name="T43">24/04</text:span></text:p>
                <text:list>
                  <text:list-item>
                    <text:p><text:span text:style-name="T45">Modelos, Interrupções</text:span></text:p>
                  </text:list-item>
                </text:list>
              </text:list-item>
              <text:list-item>
                <text:p><text:span text:style-name="T25">22/03</text:span></text:p>
                <text:list>
                  <text:list-item>
                    <text:p><text:span text:style-name="T46">Modelos, Céu, Mini-Arduino</text:span></text:p>
                  </text:list-item>
                </text:list>
              </text:list-item>
              <text:list-item>
                <text:p><text:span text:style-name="T43">29/03</text:span></text:p>
                <text:list>
                  <text:list-item>
                    <text:p><text:span text:style-name="T47">Propostas Mini-Arduino</text:span></text:p>
                  </text:list-item>
                  <text:list-item>
                    <text:p><text:span text:style-name="T47">Projeto Mini-Arduino em sala</text:span></text:p>
                  </text:list-item>
                </text:list>
              </text:list-item>
            </text:list>
          </draw:text-box>
        </draw:frame>
        <draw:frame presentation:style-name="pr18" draw:text-style-name="P22" draw:layer="layout" svg:width="9.525cm" svg:height="13.859cm" svg:x="11.071cm" svg:y="4.446cm" presentation:class="outline" presentation:user-transformed="true">
          <draw:text-box>
            <text:list text:style-name="L3">
              <text:list-item>
                <text:p><text:span text:style-name="T43">05/04</text:span></text:p>
                <text:list>
                  <text:list-item>
                    <text:p><text:span text:style-name="T45">Projeto Mini-Arduino em sala</text:span></text:p>
                  </text:list-item>
                </text:list>
              </text:list-item>
              <text:list-item>
                <text:p><text:span text:style-name="T43">12/04</text:span></text:p>
                <text:list>
                  <text:list-item>
                    <text:p><text:span text:style-name="T45">Apresentações Mini-Arduino</text:span></text:p>
                  </text:list-item>
                  <text:list-item>
                    <text:p><text:span text:style-name="T45">SDL: C, Céu</text:span></text:p>
                  </text:list-item>
                </text:list>
              </text:list-item>
              <text:list-item>
                <text:p><text:span text:style-name="T43">19/04</text:span></text:p>
                <text:list>
                  <text:list-item>
                    <text:p><text:span text:style-name="T45">Apresentações Mini-Arduino</text:span></text:p>
                  </text:list-item>
                  <text:list-item>
                    <text:p><text:span text:style-name="T45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85</meta:editing-cycles>
    <meta:editing-duration>P44DT3H19M27S</meta:editing-duration>
    <meta:initial-creator>chico </meta:initial-creator>
    <dc:date>2018-09-24T14:09:36.981987394</dc:date>
    <meta:document-statistic meta:object-count="53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